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я22" style:family="table">
      <style:table-properties style:width="1.25in" table:align="left"/>
    </style:style>
    <style:style style:name="Таблиця22.A" style:family="table-column">
      <style:table-column-properties style:column-width="0.3125in"/>
    </style:style>
    <style:style style:name="Таблиця2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D1" style:family="table-cell">
      <style:table-cell-properties fo:padding="0.0382in" fo:border="0.05pt solid #000000"/>
    </style:style>
    <style:style style:name="Таблиця22.A2" style:family="table-cell">
      <style:table-cell-properties fo:padding="0.0382in" fo:border-left="0.05pt solid #000000" fo:border-right="none" fo:border-top="none" fo:border-bottom="0.05pt solid #000000"/>
    </style:style>
    <style:style style:name="Таблиця2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3" style:family="table">
      <style:table-properties style:width="1.25in" table:align="left"/>
    </style:style>
    <style:style style:name="Таблиця23.A" style:family="table-column">
      <style:table-column-properties style:column-width="0.3125in"/>
    </style:style>
    <style:style style:name="Таблиця2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3.D1" style:family="table-cell">
      <style:table-cell-properties fo:padding="0.0382in" fo:border="0.05pt solid #000000"/>
    </style:style>
    <style:style style:name="Таблиця23.A2" style:family="table-cell">
      <style:table-cell-properties fo:padding="0.0382in" fo:border-left="0.05pt solid #000000" fo:border-right="none" fo:border-top="none" fo:border-bottom="0.05pt solid #000000"/>
    </style:style>
    <style:style style:name="Таблиця23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4" style:family="table">
      <style:table-properties style:width="1.25in" table:align="left"/>
    </style:style>
    <style:style style:name="Таблиця24.A" style:family="table-column">
      <style:table-column-properties style:column-width="0.3125in"/>
    </style:style>
    <style:style style:name="Таблиця2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4.D1" style:family="table-cell">
      <style:table-cell-properties fo:padding="0.0382in" fo:border="0.05pt solid #000000"/>
    </style:style>
    <style:style style:name="Таблиця24.A2" style:family="table-cell">
      <style:table-cell-properties fo:padding="0.0382in" fo:border-left="0.05pt solid #000000" fo:border-right="none" fo:border-top="none" fo:border-bottom="0.05pt solid #000000"/>
    </style:style>
    <style:style style:name="Таблиця24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5" style:family="table">
      <style:table-properties style:width="1.25in" table:align="left"/>
    </style:style>
    <style:style style:name="Таблиця25.A" style:family="table-column">
      <style:table-column-properties style:column-width="0.3125in"/>
    </style:style>
    <style:style style:name="Таблиця2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5.D1" style:family="table-cell">
      <style:table-cell-properties fo:padding="0.0382in" fo:border="0.05pt solid #000000"/>
    </style:style>
    <style:style style:name="Таблиця25.A2" style:family="table-cell">
      <style:table-cell-properties fo:padding="0.0382in" fo:border-left="0.05pt solid #000000" fo:border-right="none" fo:border-top="none" fo:border-bottom="0.05pt solid #000000"/>
    </style:style>
    <style:style style:name="Таблиця25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6" style:family="table">
      <style:table-properties style:width="1.25in" table:align="left"/>
    </style:style>
    <style:style style:name="Таблиця26.A" style:family="table-column">
      <style:table-column-properties style:column-width="0.3125in"/>
    </style:style>
    <style:style style:name="Таблиця2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6.D1" style:family="table-cell">
      <style:table-cell-properties fo:padding="0.0382in" fo:border="0.05pt solid #000000"/>
    </style:style>
    <style:style style:name="Таблиця26.A2" style:family="table-cell">
      <style:table-cell-properties fo:padding="0.0382in" fo:border-left="0.05pt solid #000000" fo:border-right="none" fo:border-top="none" fo:border-bottom="0.05pt solid #000000"/>
    </style:style>
    <style:style style:name="Таблиця26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7" style:family="table">
      <style:table-properties style:width="1.25in" table:align="left"/>
    </style:style>
    <style:style style:name="Таблиця27.A" style:family="table-column">
      <style:table-column-properties style:column-width="0.3125in"/>
    </style:style>
    <style:style style:name="Таблиця27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7.D1" style:family="table-cell">
      <style:table-cell-properties fo:padding="0.0382in" fo:border="0.05pt solid #000000"/>
    </style:style>
    <style:style style:name="Таблиця27.A2" style:family="table-cell">
      <style:table-cell-properties fo:padding="0.0382in" fo:border-left="0.05pt solid #000000" fo:border-right="none" fo:border-top="none" fo:border-bottom="0.05pt solid #000000"/>
    </style:style>
    <style:style style:name="Таблиця27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8" style:family="table">
      <style:table-properties style:width="1.25in" table:align="left"/>
    </style:style>
    <style:style style:name="Таблиця28.A" style:family="table-column">
      <style:table-column-properties style:column-width="0.3125in"/>
    </style:style>
    <style:style style:name="Таблиця2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8.D1" style:family="table-cell">
      <style:table-cell-properties fo:padding="0.0382in" fo:border="0.05pt solid #000000"/>
    </style:style>
    <style:style style:name="Таблиця28.A2" style:family="table-cell">
      <style:table-cell-properties fo:padding="0.0382in" fo:border-left="0.05pt solid #000000" fo:border-right="none" fo:border-top="none" fo:border-bottom="0.05pt solid #000000"/>
    </style:style>
    <style:style style:name="Таблиця28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9" style:family="table">
      <style:table-properties style:width="1.25in" table:align="left"/>
    </style:style>
    <style:style style:name="Таблиця29.A" style:family="table-column">
      <style:table-column-properties style:column-width="0.3125in"/>
    </style:style>
    <style:style style:name="Таблиця29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9.D1" style:family="table-cell">
      <style:table-cell-properties fo:padding="0.0382in" fo:border="0.05pt solid #000000"/>
    </style:style>
    <style:style style:name="Таблиця29.A2" style:family="table-cell">
      <style:table-cell-properties fo:padding="0.0382in" fo:border-left="0.05pt solid #000000" fo:border-right="none" fo:border-top="none" fo:border-bottom="0.05pt solid #000000"/>
    </style:style>
    <style:style style:name="Таблиця29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30" style:family="table">
      <style:table-properties style:width="1.25in" table:align="left"/>
    </style:style>
    <style:style style:name="Таблиця30.A" style:family="table-column">
      <style:table-column-properties style:column-width="0.3125in"/>
    </style:style>
    <style:style style:name="Таблиця30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0.D1" style:family="table-cell">
      <style:table-cell-properties fo:padding="0.0382in" fo:border="0.05pt solid #000000"/>
    </style:style>
    <style:style style:name="Таблиця30.A2" style:family="table-cell">
      <style:table-cell-properties fo:padding="0.0382in" fo:border-left="0.05pt solid #000000" fo:border-right="none" fo:border-top="none" fo:border-bottom="0.05pt solid #000000"/>
    </style:style>
    <style:style style:name="Таблиця30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31" style:family="table">
      <style:table-properties style:width="1.25in" table:align="left"/>
    </style:style>
    <style:style style:name="Таблиця31.A" style:family="table-column">
      <style:table-column-properties style:column-width="0.3125in"/>
    </style:style>
    <style:style style:name="Таблиця3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1.D1" style:family="table-cell">
      <style:table-cell-properties fo:padding="0.0382in" fo:border="0.05pt solid #000000"/>
    </style:style>
    <style:style style:name="Таблиця31.A2" style:family="table-cell">
      <style:table-cell-properties fo:padding="0.0382in" fo:border-left="0.05pt solid #000000" fo:border-right="none" fo:border-top="none" fo:border-bottom="0.05pt solid #000000"/>
    </style:style>
    <style:style style:name="Таблиця3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size="8pt" officeooo:rsid="0086cb3f" officeooo:paragraph-rsid="0013609b" style:font-size-asian="8pt" style:font-size-complex="8pt"/>
    </style:style>
    <style:style style:name="P2" style:family="paragraph" style:parent-style-name="Standard">
      <style:text-properties officeooo:paragraph-rsid="0013609b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paragraph-rsid="0013609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88d8e0" officeooo:paragraph-rsid="0013609b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870d69" officeooo:paragraph-rsid="0013609b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style:text-position="0% 100%" style:font-name="Times New Roman" fo:font-size="14pt" style:text-underline-style="none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T2" style:family="text">
      <style:text-properties style:text-position="-33% 58%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/>
    </style:style>
    <style:style style:name="gr3" style:family="graphic">
      <style:graphic-properties draw:stroke="none" svg:stroke-color="#000000" draw:fill="none" draw:fill-color="#ffffff" fo:min-height="0.3492in" style:run-through="foreground"/>
    </style:style>
    <style:style style:name="gr4" style:family="graphic">
      <style:graphic-properties draw:stroke="none" svg:stroke-color="#000000" draw:fill="none" draw:fill-color="#ffffff" fo:min-height="0.3839in" style:run-through="foreground"/>
    </style:style>
    <style:style style:name="gr5" style:family="graphic">
      <style:graphic-properties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429in" fo:min-width="0.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429in" fo:min-width="1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0354in" fo:min-width="0.4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693in" fo:min-width="0.2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654in" fo:min-width="1.15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0665in" fo:min-width="0.2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654in" fo:min-width="0.17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425in" fo:min-width="1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547in" fo:min-width="0.4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Спрощуватиму функції методом діаграм Вейча.</text:span></text:p>
      <text:p text:style-name="P1"><draw:g text:anchor-type="paragraph" draw:z-index="0" draw:style-name="gr1"><draw:line draw:name="Фігура18" draw:style-name="gr2" draw:text-style-name="P6" svg:x1="-0.0764in" svg:y1="0.3012in" svg:x2="-0.0764in" svg:y2="0.852in"><text:p/></draw:line><draw:line draw:name="Фігура18" draw:style-name="gr2" draw:text-style-name="P6" svg:x1="1.3303in" svg:y1="0.602in" svg:x2="1.3303in" svg:y2="1.1528in"><text:p/></draw:line><draw:line draw:name="Фігура19" draw:style-name="gr2" draw:text-style-name="P6" svg:x1="0.013in" svg:y1="0.1819in" svg:x2="0.6457in" svg:y2="0.1819in"><text:p/></draw:line><draw:line draw:name="Фігура19" draw:style-name="gr2" draw:text-style-name="P6" svg:x1="0.3028in" svg:y1="1.5736in" svg:x2="0.9354in" svg:y2="1.5736in"><text:p/></draw:line><draw:frame draw:name="Фігура20" draw:style-name="gr3" draw:text-style-name="P7" svg:width="0.2835in" svg:height="0.3496in" svg:x="-0.2772in" svg:y="0.3984in"><draw:text-box><text:p>Q<text:span text:style-name="T2">1</text:span></text:p></draw:text-box></draw:frame><draw:frame draw:name="Фігура20" draw:style-name="gr3" draw:text-style-name="P7" svg:width="0.2835in" svg:height="0.3496in" svg:x="0.2508in" svg:y="-0.0543in"><draw:text-box><text:p>Q<text:span text:style-name="T2">2</text:span></text:p></draw:text-box></draw:frame><draw:frame draw:name="Фігура20" draw:style-name="gr3" draw:text-style-name="P7" svg:width="0.2835in" svg:height="0.3496in" svg:x="1.4035in" svg:y="0.7937in"><draw:text-box><text:p>X</text:p></draw:text-box></draw:frame><draw:frame draw:name="Фігура20" draw:style-name="gr4" draw:text-style-name="P7" svg:width="0.4469in" svg:height="0.3843in" svg:x="0.4228in" svg:y="1.6067in"><draw:text-box><text:p>STOP</text:p></draw:text-box></draw:frame></draw:g><text:span text:style-name="T1"/></text:p>
      <table:table table:name="Таблиця22" table:style-name="Таблиця22">
        <table:table-column table:style-name="Таблиця22.A" table:number-columns-repeated="4"/>
        <table:table-row>
          <table:table-cell table:style-name="Таблиця22.A1" office:value-type="string">
            <text:p text:style-name="P3"><draw:frame text:anchor-type="paragraph" draw:z-index="10" draw:name="Фігура18" draw:style-name="gr6" draw:text-style-name="P7" svg:width="1.2579in" svg:height="0.4835in" svg:x="1.6937in" svg:y="0.3228in"><draw:text-box><text:p>RESET</text:p></draw:text-box></draw:frame>-</text:p>
          </table:table-cell>
          <table:table-cell table:style-name="Таблиця22.A1" office:value-type="string">
            <text:p text:style-name="P3">-</text:p>
          </table:table-cell>
          <table:table-cell table:style-name="Таблиця22.A1" office:value-type="string">
            <text:p text:style-name="P4">0</text:p>
          </table:table-cell>
          <table:table-cell table:style-name="Таблиця22.D1" office:value-type="string">
            <text:p text:style-name="P4">0</text:p>
          </table:table-cell>
        </table:table-row>
        <table:table-row>
          <table:table-cell table:style-name="Таблиця22.A2" office:value-type="string">
            <text:p text:style-name="P3">-</text:p>
          </table:table-cell>
          <table:table-cell table:style-name="Таблиця22.A2" office:value-type="string">
            <text:p text:style-name="P3">-</text:p>
          </table:table-cell>
          <table:table-cell table:style-name="Таблиця22.A2" office:value-type="string">
            <text:p text:style-name="P4">0</text:p>
          </table:table-cell>
          <table:table-cell table:style-name="Таблиця22.D2" office:value-type="string">
            <text:p text:style-name="P4">0</text:p>
          </table:table-cell>
        </table:table-row>
        <table:table-row>
          <table:table-cell table:style-name="Таблиця22.A2" office:value-type="string">
            <text:p text:style-name="P5"><draw:custom-shape text:anchor-type="paragraph" draw:z-index="20" draw:name="Фігура20" draw:style-name="gr8" draw:text-style-name="P8" svg:width="0.5697in" svg:height="0.513in" svg:x="0.6209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я22.A2" office:value-type="string">
            <text:p text:style-name="P4">0</text:p>
          </table:table-cell>
          <table:table-cell table:style-name="Таблиця22.A2" office:value-type="string">
            <text:p text:style-name="P5">1</text:p>
          </table:table-cell>
          <table:table-cell table:style-name="Таблиця22.D2" office:value-type="string">
            <text:p text:style-name="P5">1</text:p>
          </table:table-cell>
        </table:table-row>
        <table:table-row>
          <table:table-cell table:style-name="Таблиця22.A2" office:value-type="string">
            <text:p text:style-name="P4">0</text:p>
          </table:table-cell>
          <table:table-cell table:style-name="Таблиця22.A2" office:value-type="string">
            <text:p text:style-name="P4">0</text:p>
          </table:table-cell>
          <table:table-cell table:style-name="Таблиця22.A2" office:value-type="string">
            <text:p text:style-name="P5">1</text:p>
          </table:table-cell>
          <table:table-cell table:style-name="Таблиця22.D2" office:value-type="string">
            <text:p text:style-name="P5">1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draw:g text:anchor-type="paragraph" draw:z-index="1" draw:style-name="gr1"><draw:line draw:name="Фігура18" draw:style-name="gr2" draw:text-style-name="P6" svg:x1="-0.0764in" svg:y1="0.3012in" svg:x2="-0.0764in" svg:y2="0.852in"><text:p/></draw:line><draw:line draw:name="Фігура18" draw:style-name="gr2" draw:text-style-name="P6" svg:x1="1.3303in" svg:y1="0.602in" svg:x2="1.3303in" svg:y2="1.1528in"><text:p/></draw:line><draw:line draw:name="Фігура19" draw:style-name="gr2" draw:text-style-name="P6" svg:x1="0.013in" svg:y1="0.1819in" svg:x2="0.6457in" svg:y2="0.1819in"><text:p/></draw:line><draw:line draw:name="Фігура19" draw:style-name="gr2" draw:text-style-name="P6" svg:x1="0.3028in" svg:y1="1.5736in" svg:x2="0.9354in" svg:y2="1.5736in"><text:p/></draw:line><draw:frame draw:name="Фігура20" draw:style-name="gr3" draw:text-style-name="P7" svg:width="0.2835in" svg:height="0.3496in" svg:x="-0.2772in" svg:y="0.3984in"><draw:text-box><text:p>Q<text:span text:style-name="T2">1</text:span></text:p></draw:text-box></draw:frame><draw:frame draw:name="Фігура20" draw:style-name="gr3" draw:text-style-name="P7" svg:width="0.2835in" svg:height="0.3496in" svg:x="0.2508in" svg:y="-0.0543in"><draw:text-box><text:p>Q<text:span text:style-name="T2">2</text:span></text:p></draw:text-box></draw:frame><draw:frame draw:name="Фігура20" draw:style-name="gr3" draw:text-style-name="P7" svg:width="0.2835in" svg:height="0.3496in" svg:x="1.4035in" svg:y="0.7937in"><draw:text-box><text:p>X</text:p></draw:text-box></draw:frame><draw:frame draw:name="Фігура20" draw:style-name="gr4" draw:text-style-name="P7" svg:width="0.4469in" svg:height="0.3843in" svg:x="0.4228in" svg:y="1.6067in"><draw:text-box><text:p>STOP</text:p></draw:text-box></draw:frame></draw:g><draw:custom-shape text:anchor-type="paragraph" draw:z-index="21" draw:name="Фігура20" draw:style-name="gr8" draw:text-style-name="P8" svg:width="0.5697in" svg:height="0.513in" svg:x="0.6591in" svg:y="0.94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able:table table:name="Таблиця23" table:style-name="Таблиця23">
        <table:table-column table:style-name="Таблиця23.A" table:number-columns-repeated="4"/>
        <table:table-row>
          <table:table-cell table:style-name="Таблиця23.A1" office:value-type="string">
            <text:p text:style-name="P3"><draw:frame text:anchor-type="paragraph" draw:z-index="11" draw:name="Фігура19" draw:style-name="gr7" draw:text-style-name="P7" svg:width="1.3689in" svg:height="0.4315in" svg:x="1.6484in" svg:y="0.3173in"><draw:text-box><text:p>W2</text:p></draw:text-box></draw:frame>-</text:p>
          </table:table-cell>
          <table:table-cell table:style-name="Таблиця23.A1" office:value-type="string">
            <text:p text:style-name="P3">-</text:p>
          </table:table-cell>
          <table:table-cell table:style-name="Таблиця23.A1" office:value-type="string">
            <text:p text:style-name="P4">0</text:p>
          </table:table-cell>
          <table:table-cell table:style-name="Таблиця23.D1" office:value-type="string">
            <text:p text:style-name="P4">0</text:p>
          </table:table-cell>
        </table:table-row>
        <table:table-row>
          <table:table-cell table:style-name="Таблиця23.A2" office:value-type="string">
            <text:p text:style-name="P3">-</text:p>
          </table:table-cell>
          <table:table-cell table:style-name="Таблиця23.A2" office:value-type="string">
            <text:p text:style-name="P3">-</text:p>
          </table:table-cell>
          <table:table-cell table:style-name="Таблиця23.A2" office:value-type="string">
            <text:p text:style-name="P4">0</text:p>
          </table:table-cell>
          <table:table-cell table:style-name="Таблиця23.D2" office:value-type="string">
            <text:p text:style-name="P4">0</text:p>
          </table:table-cell>
        </table:table-row>
        <table:table-row>
          <table:table-cell table:style-name="Таблиця23.A2" office:value-type="string">
            <text:p text:style-name="P5">0</text:p>
          </table:table-cell>
          <table:table-cell table:style-name="Таблиця23.A2" office:value-type="string">
            <text:p text:style-name="P4">0</text:p>
          </table:table-cell>
          <table:table-cell table:style-name="Таблиця23.A2" office:value-type="string">
            <text:p text:style-name="P5">1</text:p>
          </table:table-cell>
          <table:table-cell table:style-name="Таблиця23.D2" office:value-type="string">
            <text:p text:style-name="P5">1</text:p>
          </table:table-cell>
        </table:table-row>
        <table:table-row>
          <table:table-cell table:style-name="Таблиця23.A2" office:value-type="string">
            <text:p text:style-name="P4">0</text:p>
          </table:table-cell>
          <table:table-cell table:style-name="Таблиця23.A2" office:value-type="string">
            <text:p text:style-name="P4">0</text:p>
          </table:table-cell>
          <table:table-cell table:style-name="Таблиця23.A2" office:value-type="string">
            <text:p text:style-name="P5">1</text:p>
          </table:table-cell>
          <table:table-cell table:style-name="Таблиця23.D2" office:value-type="string">
            <text:p text:style-name="P5">1</text:p>
          </table:table-cell>
        </table:table-row>
      </table:table>
      <text:p text:style-name="P2"/>
      <text:p text:style-name="P2"><draw:g text:anchor-type="paragraph" draw:z-index="2" draw:style-name="gr1"><draw:line draw:name="Фігура18" draw:style-name="gr2" draw:text-style-name="P6" svg:x1="-0.0693in" svg:y1="0.4055in" svg:x2="-0.0693in" svg:y2="0.9563in"><text:p/></draw:line><draw:line draw:name="Фігура18" draw:style-name="gr2" draw:text-style-name="P6" svg:x1="1.3374in" svg:y1="0.7063in" svg:x2="1.3374in" svg:y2="1.2571in"><text:p/></draw:line><draw:line draw:name="Фігура19" draw:style-name="gr2" draw:text-style-name="P6" svg:x1="0.0201in" svg:y1="0.2862in" svg:x2="0.6528in" svg:y2="0.2862in"><text:p/></draw:line><draw:line draw:name="Фігура19" draw:style-name="gr2" draw:text-style-name="P6" svg:x1="0.3098in" svg:y1="1.678in" svg:x2="0.9425in" svg:y2="1.678in"><text:p/></draw:line><draw:frame draw:name="Фігура20" draw:style-name="gr3" draw:text-style-name="P7" svg:width="0.2835in" svg:height="0.3496in" svg:x="-0.2701in" svg:y="0.5028in"><draw:text-box><text:p>Q<text:span text:style-name="T2">1</text:span></text:p></draw:text-box></draw:frame><draw:frame draw:name="Фігура20" draw:style-name="gr3" draw:text-style-name="P7" svg:width="0.2835in" svg:height="0.3496in" svg:x="0.2579in" svg:y="0.05in"><draw:text-box><text:p>Q<text:span text:style-name="T2">2</text:span></text:p></draw:text-box></draw:frame><draw:frame draw:name="Фігура20" draw:style-name="gr3" draw:text-style-name="P7" svg:width="0.2835in" svg:height="0.3496in" svg:x="1.4106in" svg:y="0.898in"><draw:text-box><text:p>X</text:p></draw:text-box></draw:frame><draw:frame draw:name="Фігура20" draw:style-name="gr4" draw:text-style-name="P7" svg:width="0.4469in" svg:height="0.3843in" svg:x="0.4299in" svg:y="1.711in"><draw:text-box><text:p>STOP</text:p></draw:text-box></draw:frame></draw:g></text:p>
      <text:p text:style-name="P2"/>
      <table:table table:name="Таблиця24" table:style-name="Таблиця24">
        <table:table-column table:style-name="Таблиця24.A" table:number-columns-repeated="4"/>
        <table:table-row>
          <table:table-cell table:style-name="Таблиця24.A1" office:value-type="string">
            <text:p text:style-name="P3"><draw:frame text:anchor-type="paragraph" draw:z-index="12" draw:name="Фігура19" draw:style-name="gr7" draw:text-style-name="P7" svg:width="1.3689in" svg:height="0.4315in" svg:x="1.6555in" svg:y="0.4165in"><draw:text-box><text:p>W1</text:p></draw:text-box></draw:frame>-</text:p>
          </table:table-cell>
          <table:table-cell table:style-name="Таблиця24.A1" office:value-type="string">
            <text:p text:style-name="P3">-</text:p>
          </table:table-cell>
          <table:table-cell table:style-name="Таблиця24.A1" office:value-type="string">
            <text:p text:style-name="P4">0</text:p>
          </table:table-cell>
          <table:table-cell table:style-name="Таблиця24.D1" office:value-type="string">
            <text:p text:style-name="P4">0</text:p>
          </table:table-cell>
        </table:table-row>
        <table:table-row>
          <table:table-cell table:style-name="Таблиця24.A2" office:value-type="string">
            <text:p text:style-name="P3">-</text:p>
          </table:table-cell>
          <table:table-cell table:style-name="Таблиця24.A2" office:value-type="string">
            <text:p text:style-name="P3">-</text:p>
          </table:table-cell>
          <table:table-cell table:style-name="Таблиця24.A2" office:value-type="string">
            <text:p text:style-name="P4">0</text:p>
          </table:table-cell>
          <table:table-cell table:style-name="Таблиця24.D2" office:value-type="string">
            <text:p text:style-name="P4">0</text:p>
          </table:table-cell>
        </table:table-row>
        <table:table-row>
          <table:table-cell table:style-name="Таблиця24.A2" office:value-type="string">
            <text:p text:style-name="P5"><draw:custom-shape text:anchor-type="paragraph" draw:z-index="22" draw:name="Фігура20" draw:style-name="gr8" draw:text-style-name="P8" svg:width="0.5697in" svg:height="0.513in" svg:x="0.6209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я24.A2" office:value-type="string">
            <text:p text:style-name="P4">0</text:p>
          </table:table-cell>
          <table:table-cell table:style-name="Таблиця24.A2" office:value-type="string">
            <text:p text:style-name="P5">1</text:p>
          </table:table-cell>
          <table:table-cell table:style-name="Таблиця24.D2" office:value-type="string">
            <text:p text:style-name="P5">1</text:p>
          </table:table-cell>
        </table:table-row>
        <table:table-row>
          <table:table-cell table:style-name="Таблиця24.A2" office:value-type="string">
            <text:p text:style-name="P4">0</text:p>
          </table:table-cell>
          <table:table-cell table:style-name="Таблиця24.A2" office:value-type="string">
            <text:p text:style-name="P4">0</text:p>
          </table:table-cell>
          <table:table-cell table:style-name="Таблиця24.A2" office:value-type="string">
            <text:p text:style-name="P5">1</text:p>
          </table:table-cell>
          <table:table-cell table:style-name="Таблиця24.D2" office:value-type="string">
            <text:p text:style-name="P5">1</text:p>
          </table:table-cell>
        </table:table-row>
      </table:table>
      <text:p text:style-name="P2"/>
      <text:p text:style-name="P2"/>
      <text:p text:style-name="P2"/>
      <text:p text:style-name="P2"/>
      <text:p text:style-name="P2"><draw:g text:anchor-type="paragraph" draw:z-index="3" draw:style-name="gr5"><draw:line draw:name="Фігура18" draw:style-name="gr2" draw:text-style-name="P6" svg:x1="-0.0917in" svg:y1="0.4146in" svg:x2="-0.0917in" svg:y2="0.9654in"><text:p/></draw:line><draw:line draw:name="Фігура18" draw:style-name="gr2" draw:text-style-name="P6" svg:x1="1.315in" svg:y1="0.7154in" svg:x2="1.315in" svg:y2="1.2661in"><text:p/></draw:line><draw:line draw:name="Фігура19" draw:style-name="gr2" draw:text-style-name="P6" svg:x1="-0.0024in" svg:y1="0.2953in" svg:x2="0.6303in" svg:y2="0.2953in"><text:p/></draw:line><draw:line draw:name="Фігура19" draw:style-name="gr2" draw:text-style-name="P6" svg:x1="0.2874in" svg:y1="1.687in" svg:x2="0.9201in" svg:y2="1.687in"><text:p/></draw:line><draw:frame draw:name="Фігура20" draw:style-name="gr3" draw:text-style-name="P7" svg:width="0.2835in" svg:height="0.3496in" svg:x="-0.2925in" svg:y="0.5118in"><draw:text-box><text:p>Q<text:span text:style-name="T2">1</text:span></text:p></draw:text-box></draw:frame><draw:frame draw:name="Фігура20" draw:style-name="gr3" draw:text-style-name="P7" svg:width="0.2835in" svg:height="0.3496in" svg:x="0.2354in" svg:y="0.0591in"><draw:text-box><text:p>Q<text:span text:style-name="T2">2</text:span></text:p></draw:text-box></draw:frame><draw:frame draw:name="Фігура20" draw:style-name="gr3" draw:text-style-name="P7" svg:width="0.2835in" svg:height="0.3496in" svg:x="1.3882in" svg:y="0.9071in"><draw:text-box><text:p>X</text:p></draw:text-box></draw:frame><draw:frame draw:name="Фігура20" draw:style-name="gr4" draw:text-style-name="P7" svg:width="0.4469in" svg:height="0.3843in" svg:x="0.4075in" svg:y="1.7201in"><draw:text-box><text:p>STOP</text:p></draw:text-box></draw:frame></draw:g></text:p>
      <text:p text:style-name="P2"/>
      <table:table table:name="Таблиця25" table:style-name="Таблиця25">
        <table:table-column table:style-name="Таблиця25.A" table:number-columns-repeated="4"/>
        <table:table-row>
          <table:table-cell table:style-name="Таблиця25.A1" office:value-type="string">
            <text:p text:style-name="P3"><draw:frame text:anchor-type="paragraph" draw:z-index="13" draw:name="Фігура19" draw:style-name="gr7" draw:text-style-name="P7" svg:width="1.3689in" svg:height="0.4315in" svg:x="1.5591in" svg:y="0.3256in"><draw:text-box><text:p>SUM</text:p></draw:text-box></draw:frame><draw:custom-shape text:anchor-type="paragraph" draw:z-index="23" draw:name="Фігура20" draw:style-name="gr9" draw:text-style-name="P8" svg:width="1.198in" svg:height="0.513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Фігура20" draw:style-name="gr10" draw:text-style-name="P8" svg:width="0.5697in" svg:height="1.1106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25.A1" office:value-type="string">
            <text:p text:style-name="P3">-</text:p>
          </table:table-cell>
          <table:table-cell table:style-name="Таблиця25.A1" office:value-type="string">
            <text:p text:style-name="P4">1</text:p>
          </table:table-cell>
          <table:table-cell table:style-name="Таблиця25.D1" office:value-type="string">
            <text:p text:style-name="P4">1</text:p>
          </table:table-cell>
        </table:table-row>
        <table:table-row>
          <table:table-cell table:style-name="Таблиця25.A2" office:value-type="string">
            <text:p text:style-name="P3">-</text:p>
          </table:table-cell>
          <table:table-cell table:style-name="Таблиця25.A2" office:value-type="string">
            <text:p text:style-name="P3">-</text:p>
          </table:table-cell>
          <table:table-cell table:style-name="Таблиця25.A2" office:value-type="string">
            <text:p text:style-name="P4">1</text:p>
          </table:table-cell>
          <table:table-cell table:style-name="Таблиця25.D2" office:value-type="string">
            <text:p text:style-name="P4">1</text:p>
          </table:table-cell>
        </table:table-row>
        <table:table-row>
          <table:table-cell table:style-name="Таблиця25.A2" office:value-type="string">
            <text:p text:style-name="P5">1</text:p>
          </table:table-cell>
          <table:table-cell table:style-name="Таблиця25.A2" office:value-type="string">
            <text:p text:style-name="P4">1</text:p>
          </table:table-cell>
          <table:table-cell table:style-name="Таблиця25.A2" office:value-type="string">
            <text:p text:style-name="P5">0</text:p>
          </table:table-cell>
          <table:table-cell table:style-name="Таблиця25.D2" office:value-type="string">
            <text:p text:style-name="P5">0</text:p>
          </table:table-cell>
        </table:table-row>
        <table:table-row>
          <table:table-cell table:style-name="Таблиця25.A2" office:value-type="string">
            <text:p text:style-name="P4">1</text:p>
          </table:table-cell>
          <table:table-cell table:style-name="Таблиця25.A2" office:value-type="string">
            <text:p text:style-name="P4">1</text:p>
          </table:table-cell>
          <table:table-cell table:style-name="Таблиця25.A2" office:value-type="string">
            <text:p text:style-name="P5">0</text:p>
          </table:table-cell>
          <table:table-cell table:style-name="Таблиця25.D2" office:value-type="string">
            <text:p text:style-name="P5">0</text:p>
          </table:table-cell>
        </table:table-row>
      </table:table>
      <text:p text:style-name="P2"/>
      <text:p text:style-name="P2"/>
      <text:p text:style-name="P2"><draw:g text:anchor-type="paragraph" draw:z-index="4" draw:style-name="gr5"><draw:line draw:name="Фігура18" draw:style-name="gr2" draw:text-style-name="P6" svg:x1="-0.0917in" svg:y1="0.4146in" svg:x2="-0.0917in" svg:y2="0.9654in"><text:p/></draw:line><draw:line draw:name="Фігура18" draw:style-name="gr2" draw:text-style-name="P6" svg:x1="1.315in" svg:y1="0.7154in" svg:x2="1.315in" svg:y2="1.2661in"><text:p/></draw:line><draw:line draw:name="Фігура19" draw:style-name="gr2" draw:text-style-name="P6" svg:x1="-0.0024in" svg:y1="0.2953in" svg:x2="0.6303in" svg:y2="0.2953in"><text:p/></draw:line><draw:line draw:name="Фігура19" draw:style-name="gr2" draw:text-style-name="P6" svg:x1="0.2874in" svg:y1="1.687in" svg:x2="0.9201in" svg:y2="1.687in"><text:p/></draw:line><draw:frame draw:name="Фігура20" draw:style-name="gr3" draw:text-style-name="P7" svg:width="0.2835in" svg:height="0.3496in" svg:x="-0.2925in" svg:y="0.5118in"><draw:text-box><text:p>Q<text:span text:style-name="T2">1</text:span></text:p></draw:text-box></draw:frame><draw:frame draw:name="Фігура20" draw:style-name="gr3" draw:text-style-name="P7" svg:width="0.2835in" svg:height="0.3496in" svg:x="0.2354in" svg:y="0.0591in"><draw:text-box><text:p>Q<text:span text:style-name="T2">2</text:span></text:p></draw:text-box></draw:frame><draw:frame draw:name="Фігура20" draw:style-name="gr3" draw:text-style-name="P7" svg:width="0.2835in" svg:height="0.3496in" svg:x="1.3882in" svg:y="0.9071in"><draw:text-box><text:p>X</text:p></draw:text-box></draw:frame><draw:frame draw:name="Фігура20" draw:style-name="gr4" draw:text-style-name="P7" svg:width="0.4469in" svg:height="0.3843in" svg:x="0.4075in" svg:y="1.7201in"><draw:text-box><text:p>STOP</text:p></draw:text-box></draw:frame></draw:g></text:p>
      <text:p text:style-name="P2"/>
      <table:table table:name="Таблиця26" table:style-name="Таблиця26">
        <table:table-column table:style-name="Таблиця26.A" table:number-columns-repeated="4"/>
        <table:table-row>
          <table:table-cell table:style-name="Таблиця26.A1" office:value-type="string">
            <text:p text:style-name="P3"><draw:frame text:anchor-type="paragraph" draw:z-index="14" draw:name="Фігура19" draw:style-name="gr7" draw:text-style-name="P7" svg:width="1.3689in" svg:height="0.4315in" svg:x="1.6335in" svg:y="0.2591in"><draw:text-box><text:p>SR</text:p></draw:text-box></draw:frame><draw:custom-shape text:anchor-type="paragraph" draw:z-index="25" draw:name="Фігура20" draw:style-name="gr10" draw:text-style-name="P8" svg:width="0.5697in" svg:height="1.1106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Фігура20" draw:style-name="gr9" draw:text-style-name="P8" svg:width="1.198in" svg:height="0.513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26.A1" office:value-type="string">
            <text:p text:style-name="P3">-</text:p>
          </table:table-cell>
          <table:table-cell table:style-name="Таблиця26.A1" office:value-type="string">
            <text:p text:style-name="P4">1</text:p>
          </table:table-cell>
          <table:table-cell table:style-name="Таблиця26.D1" office:value-type="string">
            <text:p text:style-name="P4">1</text:p>
          </table:table-cell>
        </table:table-row>
        <table:table-row>
          <table:table-cell table:style-name="Таблиця26.A2" office:value-type="string">
            <text:p text:style-name="P3">-</text:p>
          </table:table-cell>
          <table:table-cell table:style-name="Таблиця26.A2" office:value-type="string">
            <text:p text:style-name="P3">-</text:p>
          </table:table-cell>
          <table:table-cell table:style-name="Таблиця26.A2" office:value-type="string">
            <text:p text:style-name="P4">1</text:p>
          </table:table-cell>
          <table:table-cell table:style-name="Таблиця26.D2" office:value-type="string">
            <text:p text:style-name="P4">1</text:p>
          </table:table-cell>
        </table:table-row>
        <table:table-row>
          <table:table-cell table:style-name="Таблиця26.A2" office:value-type="string">
            <text:p text:style-name="P5">1</text:p>
          </table:table-cell>
          <table:table-cell table:style-name="Таблиця26.A2" office:value-type="string">
            <text:p text:style-name="P4">1</text:p>
          </table:table-cell>
          <table:table-cell table:style-name="Таблиця26.A2" office:value-type="string">
            <text:p text:style-name="P5">0</text:p>
          </table:table-cell>
          <table:table-cell table:style-name="Таблиця26.D2" office:value-type="string">
            <text:p text:style-name="P5">0</text:p>
          </table:table-cell>
        </table:table-row>
        <table:table-row>
          <table:table-cell table:style-name="Таблиця26.A2" office:value-type="string">
            <text:p text:style-name="P4">1</text:p>
          </table:table-cell>
          <table:table-cell table:style-name="Таблиця26.A2" office:value-type="string">
            <text:p text:style-name="P4">1</text:p>
          </table:table-cell>
          <table:table-cell table:style-name="Таблиця26.A2" office:value-type="string">
            <text:p text:style-name="P5">0</text:p>
          </table:table-cell>
          <table:table-cell table:style-name="Таблиця26.D2" office:value-type="string">
            <text:p text:style-name="P5">0</text:p>
          </table:table-cell>
        </table:table-row>
      </table:table>
      <text:p text:style-name="P2"><text:soft-page-break/></text:p>
      <text:p text:style-name="P2"/>
      <text:p text:style-name="P2"><draw:g text:anchor-type="paragraph" draw:z-index="5" draw:style-name="gr5"><draw:line draw:name="Фігура18" draw:style-name="gr2" draw:text-style-name="P6" svg:x1="-0.0846in" svg:y1="0.422in" svg:x2="-0.0846in" svg:y2="0.9728in"><text:p/></draw:line><draw:line draw:name="Фігура18" draw:style-name="gr2" draw:text-style-name="P6" svg:x1="1.322in" svg:y1="0.7228in" svg:x2="1.322in" svg:y2="1.2736in"><text:p/></draw:line><draw:line draw:name="Фігура19" draw:style-name="gr2" draw:text-style-name="P6" svg:x1="0.0047in" svg:y1="0.3028in" svg:x2="0.6374in" svg:y2="0.3028in"><text:p/></draw:line><draw:line draw:name="Фігура19" draw:style-name="gr2" draw:text-style-name="P6" svg:x1="0.2945in" svg:y1="1.6945in" svg:x2="0.9272in" svg:y2="1.6945in"><text:p/></draw:line><draw:frame draw:name="Фігура20" draw:style-name="gr3" draw:text-style-name="P7" svg:width="0.2835in" svg:height="0.3496in" svg:x="-0.2854in" svg:y="0.5193in"><draw:text-box><text:p>Q<text:span text:style-name="T2">1</text:span></text:p></draw:text-box></draw:frame><draw:frame draw:name="Фігура20" draw:style-name="gr3" draw:text-style-name="P7" svg:width="0.2835in" svg:height="0.3496in" svg:x="0.2425in" svg:y="0.0665in"><draw:text-box><text:p>Q<text:span text:style-name="T2">2</text:span></text:p></draw:text-box></draw:frame><draw:frame draw:name="Фігура20" draw:style-name="gr3" draw:text-style-name="P7" svg:width="0.2835in" svg:height="0.3496in" svg:x="1.3953in" svg:y="0.9146in"><draw:text-box><text:p>X</text:p></draw:text-box></draw:frame><draw:frame draw:name="Фігура20" draw:style-name="gr4" draw:text-style-name="P7" svg:width="0.4469in" svg:height="0.3843in" svg:x="0.4146in" svg:y="1.7276in"><draw:text-box><text:p>STOP</text:p></draw:text-box></draw:frame></draw:g></text:p>
      <text:p text:style-name="P2"/>
      <table:table table:name="Таблиця27" table:style-name="Таблиця27">
        <table:table-column table:style-name="Таблиця27.A" table:number-columns-repeated="4"/>
        <table:table-row>
          <table:table-cell table:style-name="Таблиця27.A1" office:value-type="string">
            <text:p text:style-name="P3"><draw:frame text:anchor-type="paragraph" draw:z-index="15" draw:name="Фігура19" draw:style-name="gr7" draw:text-style-name="P7" svg:width="1.3689in" svg:height="0.4315in" svg:x="1.6402in" svg:y="0.1965in"><draw:text-box><text:p>SL</text:p></draw:text-box></draw:frame><draw:custom-shape text:anchor-type="paragraph" draw:z-index="26" draw:name="Фігура20" draw:style-name="gr10" draw:text-style-name="P8" svg:width="0.5697in" svg:height="1.1106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Фігура20" draw:style-name="gr9" draw:text-style-name="P8" svg:width="1.198in" svg:height="0.513in" svg:x="-0.0075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27.A1" office:value-type="string">
            <text:p text:style-name="P3">-</text:p>
          </table:table-cell>
          <table:table-cell table:style-name="Таблиця27.A1" office:value-type="string">
            <text:p text:style-name="P4">1</text:p>
          </table:table-cell>
          <table:table-cell table:style-name="Таблиця27.D1" office:value-type="string">
            <text:p text:style-name="P4">1</text:p>
          </table:table-cell>
        </table:table-row>
        <table:table-row>
          <table:table-cell table:style-name="Таблиця27.A2" office:value-type="string">
            <text:p text:style-name="P3">-</text:p>
          </table:table-cell>
          <table:table-cell table:style-name="Таблиця27.A2" office:value-type="string">
            <text:p text:style-name="P3">-</text:p>
          </table:table-cell>
          <table:table-cell table:style-name="Таблиця27.A2" office:value-type="string">
            <text:p text:style-name="P4">1</text:p>
          </table:table-cell>
          <table:table-cell table:style-name="Таблиця27.D2" office:value-type="string">
            <text:p text:style-name="P4">1</text:p>
          </table:table-cell>
        </table:table-row>
        <table:table-row>
          <table:table-cell table:style-name="Таблиця27.A2" office:value-type="string">
            <text:p text:style-name="P5">1</text:p>
          </table:table-cell>
          <table:table-cell table:style-name="Таблиця27.A2" office:value-type="string">
            <text:p text:style-name="P4">1</text:p>
          </table:table-cell>
          <table:table-cell table:style-name="Таблиця27.A2" office:value-type="string">
            <text:p text:style-name="P5">0</text:p>
          </table:table-cell>
          <table:table-cell table:style-name="Таблиця27.D2" office:value-type="string">
            <text:p text:style-name="P5">0</text:p>
          </table:table-cell>
        </table:table-row>
        <table:table-row>
          <table:table-cell table:style-name="Таблиця27.A2" office:value-type="string">
            <text:p text:style-name="P4">1</text:p>
          </table:table-cell>
          <table:table-cell table:style-name="Таблиця27.A2" office:value-type="string">
            <text:p text:style-name="P4">1</text:p>
          </table:table-cell>
          <table:table-cell table:style-name="Таблиця27.A2" office:value-type="string">
            <text:p text:style-name="P5">0</text:p>
          </table:table-cell>
          <table:table-cell table:style-name="Таблиця27.D2" office:value-type="string">
            <text:p text:style-name="P5">0</text:p>
          </table:table-cell>
        </table:table-row>
      </table:table>
      <text:p text:style-name="P2"/>
      <text:p text:style-name="P2"/>
      <text:p text:style-name="P2"><draw:g text:anchor-type="paragraph" draw:z-index="7" draw:style-name="gr5"><draw:line draw:name="Фігура18" draw:style-name="gr2" draw:text-style-name="P6" svg:x1="-0.0917in" svg:y1="0.398in" svg:x2="-0.0917in" svg:y2="0.9488in"><text:p/></draw:line><draw:line draw:name="Фігура18" draw:style-name="gr2" draw:text-style-name="P6" svg:x1="1.315in" svg:y1="0.6988in" svg:x2="1.315in" svg:y2="1.2496in"><text:p/></draw:line><draw:line draw:name="Фігура19" draw:style-name="gr2" draw:text-style-name="P6" svg:x1="-0.0024in" svg:y1="0.2787in" svg:x2="0.6303in" svg:y2="0.2787in"><text:p/></draw:line><draw:line draw:name="Фігура19" draw:style-name="gr2" draw:text-style-name="P6" svg:x1="0.2874in" svg:y1="1.6705in" svg:x2="0.9201in" svg:y2="1.6705in"><text:p/></draw:line><draw:frame draw:name="Фігура20" draw:style-name="gr3" draw:text-style-name="P7" svg:width="0.2835in" svg:height="0.3496in" svg:x="-0.2925in" svg:y="0.4953in"><draw:text-box><text:p>Q<text:span text:style-name="T2">1</text:span></text:p></draw:text-box></draw:frame><draw:frame draw:name="Фігура20" draw:style-name="gr3" draw:text-style-name="P7" svg:width="0.2835in" svg:height="0.3496in" svg:x="0.2354in" svg:y="0.0425in"><draw:text-box><text:p>Q<text:span text:style-name="T2">2</text:span></text:p></draw:text-box></draw:frame><draw:frame draw:name="Фігура20" draw:style-name="gr3" draw:text-style-name="P7" svg:width="0.2835in" svg:height="0.3496in" svg:x="1.3882in" svg:y="0.8906in"><draw:text-box><text:p>X</text:p></draw:text-box></draw:frame><draw:frame draw:name="Фігура20" draw:style-name="gr4" draw:text-style-name="P7" svg:width="0.4469in" svg:height="0.3843in" svg:x="0.4075in" svg:y="1.7035in"><draw:text-box><text:p>STOP</text:p></draw:text-box></draw:frame></draw:g></text:p>
      <text:p text:style-name="P2"/>
      <table:table table:name="Таблиця28" table:style-name="Таблиця28">
        <table:table-column table:style-name="Таблиця28.A" table:number-columns-repeated="4"/>
        <table:table-row>
          <table:table-cell table:style-name="Таблиця28.A1" office:value-type="string">
            <text:p text:style-name="P3"><draw:frame text:anchor-type="paragraph" draw:z-index="16" draw:name="Фігура19" draw:style-name="gr7" draw:text-style-name="P7" svg:width="1.3689in" svg:height="0.4315in" svg:x="1.5902in" svg:y="0.4681in"><draw:text-box><text:p>R1</text:p></draw:text-box></draw:frame>-</text:p>
          </table:table-cell>
          <table:table-cell table:style-name="Таблиця28.A1" office:value-type="string">
            <text:p text:style-name="P3">-</text:p>
          </table:table-cell>
          <table:table-cell table:style-name="Таблиця28.A1" office:value-type="string">
            <text:p text:style-name="P4">0</text:p>
          </table:table-cell>
          <table:table-cell table:style-name="Таблиця28.D1" office:value-type="string">
            <text:p text:style-name="P4">0</text:p>
          </table:table-cell>
        </table:table-row>
        <table:table-row>
          <table:table-cell table:style-name="Таблиця28.A2" office:value-type="string">
            <text:p text:style-name="P3"><draw:custom-shape text:anchor-type="paragraph" draw:z-index="30" draw:name="Фігура20" draw:style-name="gr11" draw:text-style-name="P8" svg:width="0.2524in" svg:height="0.513in" svg:x="-0.0083in" svg:y="0.0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28.A2" office:value-type="string">
            <text:p text:style-name="P3">-</text:p>
          </table:table-cell>
          <table:table-cell table:style-name="Таблиця28.A2" office:value-type="string">
            <text:p text:style-name="P4">0</text:p>
          </table:table-cell>
          <table:table-cell table:style-name="Таблиця28.D2" office:value-type="string">
            <text:p text:style-name="P4"><draw:custom-shape text:anchor-type="paragraph" draw:z-index="29" draw:name="Фігура20" draw:style-name="gr11" draw:text-style-name="P8" svg:width="0.2524in" svg:height="0.513in" svg:x="0.0008in" svg:y="0.0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>
          <table:table-cell table:style-name="Таблиця28.A2" office:value-type="string">
            <text:p text:style-name="P3">-</text:p>
          </table:table-cell>
          <table:table-cell table:style-name="Таблиця28.A2" office:value-type="string">
            <text:p text:style-name="P4">0</text:p>
          </table:table-cell>
          <table:table-cell table:style-name="Таблиця28.A2" office:value-type="string">
            <text:p text:style-name="P3">-</text:p>
          </table:table-cell>
          <table:table-cell table:style-name="Таблиця28.D2" office:value-type="string">
            <text:p text:style-name="P3">-</text:p>
          </table:table-cell>
        </table:table-row>
        <table:table-row>
          <table:table-cell table:style-name="Таблиця28.A2" office:value-type="string">
            <text:p text:style-name="P4">0</text:p>
          </table:table-cell>
          <table:table-cell table:style-name="Таблиця28.A2" office:value-type="string">
            <text:p text:style-name="P4">0</text:p>
          </table:table-cell>
          <table:table-cell table:style-name="Таблиця28.A2" office:value-type="string">
            <text:p text:style-name="P5">0</text:p>
          </table:table-cell>
          <table:table-cell table:style-name="Таблиця28.D2" office:value-type="string">
            <text:p text:style-name="P5">0</text:p>
          </table:table-cell>
        </table:table-row>
      </table:table>
      <text:p text:style-name="P2"/>
      <text:p text:style-name="P2"/>
      <text:p text:style-name="P2"><draw:g text:anchor-type="paragraph" draw:z-index="8" draw:style-name="gr5"><draw:line draw:name="Фігура18" draw:style-name="gr2" draw:text-style-name="P6" svg:x1="-0.0673in" svg:y1="0.4374in" svg:x2="-0.0673in" svg:y2="0.9882in"><text:p/></draw:line><draw:line draw:name="Фігура18" draw:style-name="gr2" draw:text-style-name="P6" svg:x1="1.3394in" svg:y1="0.7382in" svg:x2="1.3394in" svg:y2="1.289in"><text:p/></draw:line><draw:line draw:name="Фігура19" draw:style-name="gr2" draw:text-style-name="P6" svg:x1="0.022in" svg:y1="0.3181in" svg:x2="0.6547in" svg:y2="0.3181in"><text:p/></draw:line><draw:line draw:name="Фігура19" draw:style-name="gr2" draw:text-style-name="P6" svg:x1="0.3118in" svg:y1="1.7098in" svg:x2="0.9445in" svg:y2="1.7098in"><text:p/></draw:line><draw:frame draw:name="Фігура20" draw:style-name="gr3" draw:text-style-name="P7" svg:width="0.2835in" svg:height="0.3496in" svg:x="-0.2681in" svg:y="0.5346in"><draw:text-box><text:p>Q<text:span text:style-name="T2">1</text:span></text:p></draw:text-box></draw:frame><draw:frame draw:name="Фігура20" draw:style-name="gr3" draw:text-style-name="P7" svg:width="0.2835in" svg:height="0.3496in" svg:x="0.2598in" svg:y="0.0819in"><draw:text-box><text:p>Q<text:span text:style-name="T2">2</text:span></text:p></draw:text-box></draw:frame><draw:frame draw:name="Фігура20" draw:style-name="gr3" draw:text-style-name="P7" svg:width="0.2835in" svg:height="0.3496in" svg:x="1.4126in" svg:y="0.9299in"><draw:text-box><text:p>X</text:p></draw:text-box></draw:frame><draw:frame draw:name="Фігура20" draw:style-name="gr4" draw:text-style-name="P7" svg:width="0.4469in" svg:height="0.3843in" svg:x="0.4319in" svg:y="1.7429in"><draw:text-box><text:p>STOP</text:p></draw:text-box></draw:frame></draw:g></text:p>
      <text:p text:style-name="P2"><draw:custom-shape text:anchor-type="paragraph" draw:z-index="32" draw:name="Фігура20" draw:style-name="gr12" draw:text-style-name="P8" svg:width="1.1933in" svg:height="0.2043in" svg:x="0.0154in" svg:y="0.24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Таблиця29" table:style-name="Таблиця29">
        <table:table-column table:style-name="Таблиця29.A" table:number-columns-repeated="4"/>
        <table:table-row>
          <table:table-cell table:style-name="Таблиця29.A1" office:value-type="string">
            <text:p text:style-name="P3"><draw:frame text:anchor-type="paragraph" draw:z-index="17" draw:name="Фігура19" draw:style-name="gr7" draw:text-style-name="P7" svg:width="1.3689in" svg:height="0.4315in" svg:x="1.7429in" svg:y="0.1028in"><draw:text-box><text:p>S1</text:p></draw:text-box></draw:frame><draw:custom-shape text:anchor-type="paragraph" draw:z-index="31" draw:name="Фігура20" draw:style-name="gr12" draw:text-style-name="P8" svg:width="1.1933in" svg:height="0.2043in" svg:x="-0.0118in" svg:y="0.91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Фігура20" draw:style-name="gr13" draw:text-style-name="P8" svg:width="0.2516in" svg:height="1.1098in" svg:x="0.3047in" svg:y="0.0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29.A1" office:value-type="string">
            <text:p text:style-name="P3">-</text:p>
          </table:table-cell>
          <table:table-cell table:style-name="Таблиця29.A1" office:value-type="string">
            <text:p text:style-name="P3">-</text:p>
          </table:table-cell>
          <table:table-cell table:style-name="Таблиця29.D1" office:value-type="string">
            <text:p text:style-name="P3">-</text:p>
          </table:table-cell>
        </table:table-row>
        <table:table-row>
          <table:table-cell table:style-name="Таблиця29.A2" office:value-type="string">
            <text:p text:style-name="P3">-</text:p>
          </table:table-cell>
          <table:table-cell table:style-name="Таблиця29.A2" office:value-type="string">
            <text:p text:style-name="P3">-</text:p>
          </table:table-cell>
          <table:table-cell table:style-name="Таблиця29.A2" office:value-type="string">
            <text:p text:style-name="P3">-</text:p>
          </table:table-cell>
          <table:table-cell table:style-name="Таблиця29.D2" office:value-type="string">
            <text:p text:style-name="P4">0</text:p>
          </table:table-cell>
        </table:table-row>
        <table:table-row>
          <table:table-cell table:style-name="Таблиця29.A2" office:value-type="string">
            <text:p text:style-name="P5">0</text:p>
          </table:table-cell>
          <table:table-cell table:style-name="Таблиця29.A2" office:value-type="string">
            <text:p text:style-name="P4">1</text:p>
          </table:table-cell>
          <table:table-cell table:style-name="Таблиця29.A2" office:value-type="string">
            <text:p text:style-name="P5">0</text:p>
          </table:table-cell>
          <table:table-cell table:style-name="Таблиця29.D2" office:value-type="string">
            <text:p text:style-name="P5">0</text:p>
          </table:table-cell>
        </table:table-row>
        <table:table-row>
          <table:table-cell table:style-name="Таблиця29.A2" office:value-type="string">
            <text:p text:style-name="P4">1</text:p>
          </table:table-cell>
          <table:table-cell table:style-name="Таблиця29.A2" office:value-type="string">
            <text:p text:style-name="P4">1</text:p>
          </table:table-cell>
          <table:table-cell table:style-name="Таблиця29.A2" office:value-type="string">
            <text:p text:style-name="P5">1</text:p>
          </table:table-cell>
          <table:table-cell table:style-name="Таблиця29.D2" office:value-type="string">
            <text:p text:style-name="P5">1</text:p>
          </table:table-cell>
        </table:table-row>
      </table:table>
      <text:p text:style-name="P2"/>
      <text:p text:style-name="P2"/>
      <text:p text:style-name="P2"><draw:g text:anchor-type="paragraph" draw:z-index="9" draw:style-name="gr5"><draw:line draw:name="Фігура18" draw:style-name="gr2" draw:text-style-name="P6" svg:x1="-0.0917in" svg:y1="0.4354in" svg:x2="-0.0917in" svg:y2="0.9862in"><text:p/></draw:line><draw:line draw:name="Фігура18" draw:style-name="gr2" draw:text-style-name="P6" svg:x1="1.315in" svg:y1="0.7362in" svg:x2="1.315in" svg:y2="1.287in"><text:p/></draw:line><draw:line draw:name="Фігура19" draw:style-name="gr2" draw:text-style-name="P6" svg:x1="-0.0024in" svg:y1="0.3161in" svg:x2="0.6303in" svg:y2="0.3161in"><text:p/></draw:line><draw:line draw:name="Фігура19" draw:style-name="gr2" draw:text-style-name="P6" svg:x1="0.2874in" svg:y1="1.7079in" svg:x2="0.9201in" svg:y2="1.7079in"><text:p/></draw:line><draw:frame draw:name="Фігура20" draw:style-name="gr3" draw:text-style-name="P7" svg:width="0.2835in" svg:height="0.3496in" svg:x="-0.2925in" svg:y="0.5327in"><draw:text-box><text:p>Q<text:span text:style-name="T2">1</text:span></text:p></draw:text-box></draw:frame><draw:frame draw:name="Фігура20" draw:style-name="gr3" draw:text-style-name="P7" svg:width="0.2835in" svg:height="0.3496in" svg:x="0.2354in" svg:y="0.0799in"><draw:text-box><text:p>Q<text:span text:style-name="T2">2</text:span></text:p></draw:text-box></draw:frame><draw:frame draw:name="Фігура20" draw:style-name="gr3" draw:text-style-name="P7" svg:width="0.2835in" svg:height="0.3496in" svg:x="1.3882in" svg:y="0.928in"><draw:text-box><text:p>X</text:p></draw:text-box></draw:frame><draw:frame draw:name="Фігура20" draw:style-name="gr4" draw:text-style-name="P7" svg:width="0.4469in" svg:height="0.3843in" svg:x="0.4075in" svg:y="1.7409in"><draw:text-box><text:p>STOP</text:p></draw:text-box></draw:frame></draw:g><draw:frame text:anchor-type="paragraph" draw:z-index="18" draw:name="Фігура19" draw:style-name="gr7" draw:text-style-name="P7" svg:width="1.3689in" svg:height="0.4315in" svg:x="1.8264in" svg:y="0.2402in"><draw:text-box><text:p>R2</text:p></draw:text-box></draw:frame></text:p>
      <text:p text:style-name="P2"/>
      <table:table table:name="Таблиця30" table:style-name="Таблиця30">
        <table:table-column table:style-name="Таблиця30.A" table:number-columns-repeated="4"/>
        <table:table-row>
          <table:table-cell table:style-name="Таблиця30.A1" office:value-type="string">
            <text:p text:style-name="P3"><draw:custom-shape text:anchor-type="paragraph" draw:z-index="36" draw:name="Фігура20" draw:style-name="gr14" draw:text-style-name="P8" svg:width="0.2157in" svg:height="0.2043in" svg:x="0.0028in" svg:y="0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30.A1" office:value-type="string">
            <text:p text:style-name="P3">-</text:p>
          </table:table-cell>
          <table:table-cell table:style-name="Таблиця30.A1" office:value-type="string">
            <text:p text:style-name="P4">0</text:p>
          </table:table-cell>
          <table:table-cell table:style-name="Таблиця30.D1" office:value-type="string">
            <text:p text:style-name="P3"><draw:custom-shape text:anchor-type="paragraph" draw:z-index="37" draw:name="Фігура20" draw:style-name="gr14" draw:text-style-name="P8" svg:width="0.2157in" svg:height="0.2043in" svg:x="0.0028in" svg:y="0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</table:table-row>
        <table:table-row>
          <table:table-cell table:style-name="Таблиця30.A2" office:value-type="string">
            <text:p text:style-name="P3">-</text:p>
          </table:table-cell>
          <table:table-cell table:style-name="Таблиця30.A2" office:value-type="string">
            <text:p text:style-name="P3">-</text:p>
          </table:table-cell>
          <table:table-cell table:style-name="Таблиця30.A2" office:value-type="string">
            <text:p text:style-name="P4">0</text:p>
          </table:table-cell>
          <table:table-cell table:style-name="Таблиця30.D2" office:value-type="string">
            <text:p text:style-name="P4">0</text:p>
          </table:table-cell>
        </table:table-row>
        <table:table-row>
          <table:table-cell table:style-name="Таблиця30.A2" office:value-type="string">
            <text:p text:style-name="P5">0</text:p>
          </table:table-cell>
          <table:table-cell table:style-name="Таблиця30.A2" office:value-type="string">
            <text:p text:style-name="P4">0</text:p>
          </table:table-cell>
          <table:table-cell table:style-name="Таблиця30.A2" office:value-type="string">
            <text:p text:style-name="P5">0</text:p>
          </table:table-cell>
          <table:table-cell table:style-name="Таблиця30.D2" office:value-type="string">
            <text:p text:style-name="P5">0</text:p>
          </table:table-cell>
        </table:table-row>
        <table:table-row>
          <table:table-cell table:style-name="Таблиця30.A2" office:value-type="string">
            <text:p text:style-name="P4"><draw:custom-shape text:anchor-type="paragraph" draw:z-index="34" draw:name="Фігура20" draw:style-name="gr14" draw:text-style-name="P8" svg:width="0.2157in" svg:height="0.2043in" svg:x="0.0028in" svg:y="0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я30.A2" office:value-type="string">
            <text:p text:style-name="P4">0</text:p>
          </table:table-cell>
          <table:table-cell table:style-name="Таблиця30.A2" office:value-type="string">
            <text:p text:style-name="P3">-</text:p>
          </table:table-cell>
          <table:table-cell table:style-name="Таблиця30.D2" office:value-type="string">
            <text:p text:style-name="P3"><draw:custom-shape text:anchor-type="paragraph" draw:z-index="35" draw:name="Фігура20" draw:style-name="gr14" draw:text-style-name="P8" svg:width="0.2157in" svg:height="0.2043in" svg:x="0.0028in" svg:y="0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</table:table-row>
      </table:table>
      <text:p text:style-name="P2"/>
      <text:p text:style-name="P2"/>
      <text:p text:style-name="P2"><draw:g text:anchor-type="paragraph" draw:z-index="6" draw:style-name="gr5"><draw:line draw:name="Фігура18" draw:style-name="gr2" draw:text-style-name="P6" svg:x1="-0.0917in" svg:y1="0.4146in" svg:x2="-0.0917in" svg:y2="0.9654in"><text:p/></draw:line><draw:line draw:name="Фігура18" draw:style-name="gr2" draw:text-style-name="P6" svg:x1="1.315in" svg:y1="0.7154in" svg:x2="1.315in" svg:y2="1.2661in"><text:p/></draw:line><draw:line draw:name="Фігура19" draw:style-name="gr2" draw:text-style-name="P6" svg:x1="-0.0024in" svg:y1="0.2953in" svg:x2="0.6303in" svg:y2="0.2953in"><text:p/></draw:line><draw:line draw:name="Фігура19" draw:style-name="gr2" draw:text-style-name="P6" svg:x1="0.2874in" svg:y1="1.687in" svg:x2="0.9201in" svg:y2="1.687in"><text:p/></draw:line><draw:frame draw:name="Фігура20" draw:style-name="gr3" draw:text-style-name="P7" svg:width="0.2835in" svg:height="0.3496in" svg:x="-0.2925in" svg:y="0.5118in"><draw:text-box><text:p>Q<text:span text:style-name="T2">1</text:span></text:p></draw:text-box></draw:frame><draw:frame draw:name="Фігура20" draw:style-name="gr3" draw:text-style-name="P7" svg:width="0.2835in" svg:height="0.3496in" svg:x="0.2354in" svg:y="0.0591in"><draw:text-box><text:p>Q<text:span text:style-name="T2">2</text:span></text:p></draw:text-box></draw:frame><draw:frame draw:name="Фігура20" draw:style-name="gr3" draw:text-style-name="P7" svg:width="0.2835in" svg:height="0.3496in" svg:x="1.3882in" svg:y="0.9071in"><draw:text-box><text:p>X</text:p></draw:text-box></draw:frame><draw:frame draw:name="Фігура20" draw:style-name="gr4" draw:text-style-name="P7" svg:width="0.4469in" svg:height="0.3843in" svg:x="0.4075in" svg:y="1.7201in"><draw:text-box><text:p>STOP</text:p></draw:text-box></draw:frame></draw:g></text:p>
      <text:p text:style-name="P2"><draw:custom-shape text:anchor-type="paragraph" draw:z-index="39" draw:name="Фігура20" draw:style-name="gr16" draw:text-style-name="P8" svg:width="0.5469in" svg:height="0.526in" svg:x="0.3602in" svg:y="0.2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Таблиця31" table:style-name="Таблиця31">
        <table:table-column table:style-name="Таблиця31.A" table:number-columns-repeated="4"/>
        <table:table-row>
          <table:table-cell table:style-name="Таблиця31.A1" office:value-type="string">
            <text:p text:style-name="P3"><draw:frame text:anchor-type="paragraph" draw:z-index="19" draw:name="Фігура19" draw:style-name="gr7" draw:text-style-name="P7" svg:width="1.3689in" svg:height="0.4315in" svg:x="1.6335in" svg:y="0.1134in"><draw:text-box><text:p>S2</text:p></draw:text-box></draw:frame>-</text:p>
          </table:table-cell>
          <table:table-cell table:style-name="Таблиця31.A1" office:value-type="string">
            <text:p text:style-name="P3">-</text:p>
          </table:table-cell>
          <table:table-cell table:style-name="Таблиця31.A1" office:value-type="string">
            <text:p text:style-name="P4">1</text:p>
          </table:table-cell>
          <table:table-cell table:style-name="Таблиця31.D1" office:value-type="string">
            <text:p text:style-name="P4">0</text:p>
          </table:table-cell>
        </table:table-row>
        <table:table-row>
          <table:table-cell table:style-name="Таблиця31.A2" office:value-type="string">
            <text:p text:style-name="P3"><draw:custom-shape text:anchor-type="paragraph" draw:z-index="38" draw:name="Фігура20" draw:style-name="gr15" draw:text-style-name="P8" svg:width="1.1634in" svg:height="0.5122in" svg:x="0.0008in" svg:y="0.02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-</text:p>
          </table:table-cell>
          <table:table-cell table:style-name="Таблиця31.A2" office:value-type="string">
            <text:p text:style-name="P3">-</text:p>
          </table:table-cell>
          <table:table-cell table:style-name="Таблиця31.A2" office:value-type="string">
            <text:p text:style-name="P4">1</text:p>
          </table:table-cell>
          <table:table-cell table:style-name="Таблиця31.D2" office:value-type="string">
            <text:p text:style-name="P4">1</text:p>
          </table:table-cell>
        </table:table-row>
        <table:table-row>
          <table:table-cell table:style-name="Таблиця31.A2" office:value-type="string">
            <text:p text:style-name="P3">-</text:p>
          </table:table-cell>
          <table:table-cell table:style-name="Таблиця31.A2" office:value-type="string">
            <text:p text:style-name="P3">-</text:p>
          </table:table-cell>
          <table:table-cell table:style-name="Таблиця31.A2" office:value-type="string">
            <text:p text:style-name="P5">1</text:p>
          </table:table-cell>
          <table:table-cell table:style-name="Таблиця31.D2" office:value-type="string">
            <text:p text:style-name="P5">1</text:p>
          </table:table-cell>
        </table:table-row>
        <table:table-row>
          <table:table-cell table:style-name="Таблиця31.A2" office:value-type="string">
            <text:p text:style-name="P4">0</text:p>
          </table:table-cell>
          <table:table-cell table:style-name="Таблиця31.A2" office:value-type="string">
            <text:p text:style-name="P3">-</text:p>
          </table:table-cell>
          <table:table-cell table:style-name="Таблиця31.A2" office:value-type="string">
            <text:p text:style-name="P5">0</text:p>
          </table:table-cell>
          <table:table-cell table:style-name="Таблиця31.D2" office:value-type="string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1972in" style:auto-text-indent="false"/>
      <style:text-properties style:font-name="Times New Roman" fo:font-family="'Times New Roman'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9:57:11.249766916</meta:creation-date>
    <dc:date>2018-05-20T19:58:55.120767363</dc:date>
    <meta:editing-duration>PT1M44S</meta:editing-duration>
    <meta:editing-cycles>1</meta:editing-cycles>
    <meta:document-statistic meta:table-count="10" meta:image-count="0" meta:object-count="0" meta:page-count="2" meta:paragraph-count="161" meta:word-count="165" meta:character-count="203" meta:non-whitespace-character-count="199"/>
    <meta:generator>LibreOffice/5.4.6.2$Linux_X86_64 LibreOffice_project/40m0$Build-2</meta:generator>
  </office:meta>
</office:document-meta>
</file>